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 Chancery" svg:font-family="'Apple Chancery'" style:font-pitch="variable"/>
    <style:font-face style:name="Arial Black" svg:font-family="'Arial Black'"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paragraph-properties fo:break-before="page"/>
    </style:style>
    <style:style style:name="P4" style:family="paragraph" style:parent-style-name="Standard">
      <style:text-properties style:font-name="Arial Black"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style:font-name="Apple Chancery"/>
    </style:style>
    <style:style style:name="P6" style:family="paragraph" style:parent-style-name="Text_20_body">
      <style:paragraph-properties fo:margin-left="0in" fo:margin-right="0in" fo:text-indent="0in" style:auto-text-indent="false"/>
    </style:style>
    <style:style style:name="P7" style:family="paragraph" style:parent-style-name="Standard">
      <style:text-properties style:font-name="Apple Chancery" officeooo:rsid="00053277" officeooo:paragraph-rsid="00053277"/>
    </style:style>
    <style:style style:name="P8" style:family="paragraph" style:parent-style-name="Standard">
      <style:text-properties style:font-name="Apple Chancery" officeooo:paragraph-rsid="00053277"/>
    </style:style>
    <style:style style:name="P9" style:family="paragraph" style:parent-style-name="Standard">
      <style:text-properties style:font-name="Apple Chancery" officeooo:rsid="0006fb33" officeooo:paragraph-rsid="0006fb33"/>
    </style:style>
    <style:style style:name="P10" style:family="paragraph" style:parent-style-name="Standard">
      <style:paragraph-properties fo:break-before="page"/>
      <style:text-properties style:font-name="Arial Black"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Standard">
      <style:text-properties style:font-name="Arial Black"/>
    </style:style>
    <style:style style:name="P12" style:family="paragraph" style:parent-style-name="Standard">
      <style:paragraph-properties fo:break-before="page"/>
      <style:text-properties officeooo:rsid="0002ec9b" officeooo:paragraph-rsid="0002ec9b"/>
    </style:style>
    <style:style style:name="P13" style:family="paragraph" style:parent-style-name="Standard">
      <style:text-properties officeooo:rsid="0002ec9b" officeooo:paragraph-rsid="0002ec9b"/>
    </style:style>
    <style:style style:name="P14" style:family="paragraph" style:parent-style-name="Standard">
      <style:text-properties fo:font-weight="bold" officeooo:rsid="0002ec9b" officeooo:paragraph-rsid="0002ec9b" style:font-weight-asian="bold" style:font-weight-complex="bold"/>
    </style:style>
    <style:style style:name="P15" style:family="paragraph" style:parent-style-name="Text_20_body">
      <style:text-properties officeooo:rsid="0002ec9b" officeooo:paragraph-rsid="0002ec9b"/>
    </style:style>
    <style:style style:name="P16" style:family="paragraph" style:parent-style-name="Text_20_body" style:list-style-name="L2">
      <style:paragraph-properties fo:margin-top="0in" fo:margin-bottom="0in" style:contextual-spacing="false"/>
      <style:text-properties officeooo:rsid="0002ec9b"/>
    </style:style>
    <style:style style:name="P17" style:family="paragraph" style:parent-style-name="Text_20_body" style:list-style-name="L2">
      <style:text-properties officeooo:rsid="0002ec9b"/>
    </style:style>
    <style:style style:name="P18" style:family="paragraph" style:parent-style-name="Text_20_body">
      <style:paragraph-properties fo:margin-left="0in" fo:margin-right="0in" fo:text-indent="0in" style:auto-text-indent="false"/>
      <style:text-properties officeooo:rsid="0002ec9b"/>
    </style:style>
    <style:style style:name="P19" style:family="paragraph" style:parent-style-name="Standard">
      <style:text-properties fo:font-weight="bold" officeooo:rsid="00053277" officeooo:paragraph-rsid="00053277" style:font-weight-asian="bold" style:font-weight-complex="bold"/>
    </style:style>
    <style:style style:name="P20" style:family="paragraph" style:parent-style-name="Text_20_body">
      <style:text-properties fo:font-weight="normal" officeooo:rsid="00053277" officeooo:paragraph-rsid="00053277" style:font-weight-asian="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officeooo:rsid="00053277"/>
    </style:style>
    <style:style style:name="T3" style:family="text">
      <style:text-properties style:font-name="Apple Chancery"/>
    </style:style>
    <style:style style:name="T4" style:family="text">
      <style:text-properties style:font-name="Arial Black"/>
    </style:style>
    <style:style style:name="T5" style:family="text">
      <style:text-properties style:font-name="Arial Black"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Plan to Develop a RAG System for an Online Book Store Using Django</text:p>
      <text:p text:style-name="Standard"/>
      <text:p text:style-name="Standard">To implement a RAG (Retrieval-Augmented Generation) system in a Django-based online book store for recommending books based on previous purchases, we'll follow this architecture:</text:p>
      <text:p text:style-name="Standard"/>
      <text:list text:style-name="L1">
        <text:list-item>
          <text:p text:style-name="P2"><text:span text:style-name="T1">**Data Models**:</text:span> User, Book (with title, author, description, subjects), Purchase (linking users to books).</text:p>
        </text:list-item>
        <text:list-item>
          <text:p text:style-name="P2"><text:span text:style-name="T1">**RAG Setup**:</text:span> Use LangChain for embeddings and retrieval. Embed book descriptions using SentenceTransformer or OpenAI embeddings. Store embeddings in a vector database (e.g., pgvector for PostgreSQL integration with Django).</text:p>
        </text:list-item>
        <text:list-item>
          <text:p text:style-name="P2"><text:span text:style-name="T1">**Recommendation Logic**: </text:span>For a user, retrieve past purchased books, average their embeddings to create a "user profile embedding", retrieve similar books from the vector store, then use an LLM (e.g., Ollama) to generate personalized recommendations.</text:p>
        </text:list-item>
        <text:list-item>
          <text:p text:style-name="P2"><text:span text:style-name="T1">**Frontend/Backend**:</text:span> Django for backend, with a simple view to trigger recommendations. Use REST API for frontend integration if needed.</text:p>
        </text:list-item>
        <text:list-item>
          <text:p text:style-name="P2"><text:span text:style-name="T1">**Dependencies**:</text:span> LangChain, SentenceTransformers, pgvector, Ollama for local LLM.</text:p>
        </text:list-item>
        <text:list-item>
          <text:p text:style-name="P2"><text:span text:style-name="T1">**Why RAG?**:</text:span> Retrieval fetches similar books based on past purchases; Generation uses LLM to create natural, personalized recommendations.</text:p>
        </text:list-item>
      </text:list>
      <text:p text:style-name="Standard"/>
      <text:p text:style-name="Standard"/>
      <text:p text:style-name="P3">This is a complete, minimal Django app. Run it locally with PostgreSQL (with pgvector extension installed).</text:p>
      <text:p text:style-name="Standard"/>
      <text:p text:style-name="P4">#### Step 1: Setup Environment</text:p>
      <text:p text:style-name="Standard">Install dependencies:</text:p>
      <text:p text:style-name="Standard">```</text:p>
      <text:p text:style-name="P5">pip install django langchain langchain-community sentence-transformers psycopg2-binary pgvector ollama</text:p>
      <text:p text:style-name="Standard">```</text:p>
      <text:p text:style-name="Standard"/>
      <text:p text:style-name="Standard">Install pgvector extension in PostgreSQL:</text:p>
      <text:p text:style-name="Standard">```</text:p>
      <text:p text:style-name="P6">CREATE DATABASE book_store_db;</text:p>
      <text:p text:style-name="P6">GRANT ALL PRIVILEGES ON DATABASE book_store_db TO <text:span text:style-name="T2">sergioabad</text:span></text:p>
      <text:p text:style-name="P5">CREATE EXTENSION vector;</text:p>
      <text:p text:style-name="P7">\q</text:p>
      <text:p text:style-name="Standard">```</text:p>
      <text:p text:style-name="Standard"/>
      <text:p text:style-name="Standard">Create Django project:</text:p>
      <text:p text:style-name="Standard">```</text:p>
      <text:p text:style-name="P5">django-admin startproject book_store</text:p>
      <text:p text:style-name="P5">cd book_store</text:p>
      <text:p text:style-name="P5">django-admin startapp recommendations</text:p>
      <text:p text:style-name="Standard">```</text:p>
      <text:p text:style-name="Standard"/>
      <text:p text:style-name="Standard">Update `settings.py`:</text:p>
      <text:p text:style-name="Standard">```<text:span text:style-name="T3">python</text:span></text:p>
      <text:p text:style-name="P5"># book_store/settings.py</text:p>
      <text:p text:style-name="P5">INSTALLED_APPS = [</text:p>
      <text:p text:style-name="P5"><text:s text:c="4"/># ...</text:p>
      <text:p text:style-name="P5"><text:s text:c="4"/>'recommendations',</text:p>
      <text:p text:style-name="P5">]</text:p>
      <text:p text:style-name="P5"/>
      <text:p text:style-name="P5">DATABASES = {</text:p>
      <text:p text:style-name="P5"><text:s text:c="4"/>'default': {</text:p>
      <text:p text:style-name="P5"><text:s text:c="8"/>'ENGINE': 'django.db.backends.postgresql',</text:p>
      <text:p text:style-name="P5"><text:s text:c="8"/>'NAME': 'book_store_db',</text:p>
      <text:p text:style-name="P8"><text:s text:c="8"/>'USER': '<text:span text:style-name="T2">sergioabad</text:span>',</text:p>
      <text:p text:style-name="P5"><text:s text:c="8"/>'PASSWORD': '',</text:p>
      <text:p text:style-name="P5"><text:s text:c="8"/>'HOST': 'localhost',</text:p>
      <text:p text:style-name="P5"><text:s text:c="8"/>'PORT': '5432',</text:p>
      <text:p text:style-name="P5"><text:s text:c="4"/>}</text:p>
      <text:p text:style-name="P5"><text:soft-page-break/>}</text:p>
      <text:p text:style-name="Standard">```</text:p>
      <text:p text:style-name="Standard"/>
      <text:p text:style-name="Standard">Run migrations:</text:p>
      <text:p text:style-name="Standard">```</text:p>
      <text:p text:style-name="P5">python manage.py makemigrations</text:p>
      <text:p text:style-name="P5">python manage.py migrate</text:p>
      <text:p text:style-name="P5">python manage.py createsuperuser</text:p>
      <text:p text:style-name="P9">(admin/admin)</text:p>
      <text:p text:style-name="Standard">```</text:p>
      <text:p text:style-name="Standard"/>
      <text:p text:style-name="P4"/>
      <text:p text:style-name="P10">#### Step 2: Models (recommendations/models.py)</text:p>
      <text:p text:style-name="Standard">```<text:span text:style-name="T3">python</text:span></text:p>
      <text:p text:style-name="P5">from django.db import models</text:p>
      <text:p text:style-name="P5">from pgvector.django import VectorField</text:p>
      <text:p text:style-name="P5">from django.contrib.auth.models import User</text:p>
      <text:p text:style-name="P5"/>
      <text:p text:style-name="P5">class Book(models.Model):</text:p>
      <text:p text:style-name="P5"><text:s text:c="4"/>title = models.CharField(max_length=255)</text:p>
      <text:p text:style-name="P5"><text:s text:c="4"/>author = models.CharField(max_length=255)</text:p>
      <text:p text:style-name="P5"><text:s text:c="4"/>description = models.TextField()</text:p>
      <text:p text:style-name="P5"><text:s text:c="4"/>subjects = models.CharField(max_length=255, blank=True) <text:s/># Comma-separated</text:p>
      <text:p text:style-name="P5"><text:s text:c="4"/>embedding = VectorField(dimensions=384, null=True) <text:s/># For SentenceTransformer 'all-MiniLM-L6-v2' (384 dims)</text:p>
      <text:p text:style-name="P5"/>
      <text:p text:style-name="P5"><text:s text:c="4"/>def __str__(self):</text:p>
      <text:p text:style-name="P5"><text:s text:c="8"/>return self.title</text:p>
      <text:p text:style-name="P5"/>
      <text:p text:style-name="P5">class Purchase(models.Model):</text:p>
      <text:p text:style-name="P5"><text:s text:c="4"/>user = models.ForeignKey(User, on_delete=models.CASCADE)</text:p>
      <text:p text:style-name="P5"><text:s text:c="4"/>book = models.ForeignKey(Book, on_delete=models.CASCADE)</text:p>
      <text:p text:style-name="P5"><text:s text:c="4"/>purchase_date = models.DateTimeField(auto_now_add=True)</text:p>
      <text:p text:style-name="Standard">```</text:p>
      <text:p text:style-name="Standard"/>
      <text:p text:style-name="Standard">Run migrations:</text:p>
      <text:p text:style-name="Standard">```</text:p>
      <text:p text:style-name="P5">python manage.py makemigrations recommendations</text:p>
      <text:p text:style-name="P5">python manage.py migrate</text:p>
      <text:p text:style-name="Standard">```</text:p>
      <text:p text:style-name="Standard"/>
      <text:p text:style-name="Standard"/>
      <text:p text:style-name="P10">#### Step 3: Embeddings and Indexing</text:p>
      <text:p text:style-name="Standard">Add a management command to embed books (recommendations/management/commands/embed_books.py):</text:p>
      <text:p text:style-name="Standard">```<text:span text:style-name="T3">python</text:span></text:p>
      <text:p text:style-name="P5">from django.core.management.base import BaseCommand</text:p>
      <text:p text:style-name="P5">from sentence_transformers import SentenceTransformer</text:p>
      <text:p text:style-name="P5">from recommendations.models import Book</text:p>
      <text:p text:style-name="P5"/>
      <text:p text:style-name="P5">class Command(BaseCommand):</text:p>
      <text:p text:style-name="P5"><text:s text:c="4"/>help = 'Embed book descriptions'</text:p>
      <text:p text:style-name="P5"/>
      <text:p text:style-name="P5"><text:s text:c="4"/>def handle(self, *args, **kwargs):</text:p>
      <text:p text:style-name="P5"><text:s text:c="8"/>model = SentenceTransformer('all-MiniLM-L6-v2')</text:p>
      <text:p text:style-name="P5"><text:s text:c="8"/>books = Book.objects.filter(embedding__isnull=True)</text:p>
      <text:p text:style-name="P5"><text:s text:c="8"/>for book in books:</text:p>
      <text:p text:style-name="P5"><text:s text:c="12"/>text = f"Title: {book.title}. Author: {book.author}. Description: {book.description}. Subjects: {book.subjects}."</text:p>
      <text:p text:style-name="P5"><text:s text:c="12"/>embedding = model.encode(text)</text:p>
      <text:p text:style-name="P5"><text:s text:c="12"/>book.embedding = embedding</text:p>
      <text:p text:style-name="P5"><text:s text:c="12"/>book.save()</text:p>
      <text:p text:style-name="P5"><text:s text:c="8"/>self.stdout.write(self.style.SUCCESS('Embedding complete.'))</text:p>
      <text:p text:style-name="Standard">```</text:p>
      <text:p text:style-name="Standard"/>
      <text:p text:style-name="Standard">Run:</text:p>
      <text:p text:style-name="Standard">```</text:p>
      <text:p text:style-name="P5">python manage.py embed_books</text:p>
      <text:p text:style-name="Standard">```</text:p>
      <text:p text:style-name="Standard"/>
      <text:p text:style-name="Standard"/>
      <text:p text:style-name="P10">#### Step 4: RAG Recommendation Logic (recommendations/rag.py)</text:p>
      <text:p text:style-name="Standard">```<text:span text:style-name="T3">python</text:span></text:p>
      <text:p text:style-name="P5">from langchain_core.prompts import ChatPromptTemplate</text:p>
      <text:p text:style-name="P5">from langchain_ollama import ChatOllama</text:p>
      <text:p text:style-name="P5">from langchain_core.output_parsers import StrOutputParser</text:p>
      <text:p text:style-name="P5">from pgvector.django import CosineDistance</text:p>
      <text:p text:style-name="P5">from recommendations.models import Book, Purchase</text:p>
      <text:p text:style-name="P5">from sentence_transformers import SentenceTransformer</text:p>
      <text:p text:style-name="P5">from django.db.models import Avg</text:p>
      <text:p text:style-name="P5"/>
      <text:p text:style-name="P5">def get_recommendations(user_id, top_k=5):</text:p>
      <text:p text:style-name="P5"><text:s text:c="3"/><text:span text:style-name="T4"><text:s/></text:span><text:span text:style-name="T5"># Get past purchases</text:span></text:p>
      <text:p text:style-name="P5"><text:s text:c="4"/>past_books = Purchase.objects.filter(user_id=user_id).values_list('book_id', flat=True)</text:p>
      <text:p text:style-name="P5"><text:s text:c="4"/>if not past_books:</text:p>
      <text:p text:style-name="P5"><text:s text:c="8"/>return "No purchases yet. Browse our catalog!"</text:p>
      <text:p text:style-name="P5"/>
      <text:p text:style-name="P5"><text:s text:c="4"/><text:span text:style-name="T5"># Average embedding from past books</text:span></text:p>
      <text:p text:style-name="P5"><text:s text:c="4"/>model = SentenceTransformer('all-MiniLM-L6-v2')</text:p>
      <text:p text:style-name="P5"><text:s text:c="4"/>past_embeddings = Book.objects.filter(id__in=past_books).values_list('embedding', flat=True)</text:p>
      <text:p text:style-name="P5"><text:s text:c="4"/>average_embedding = model.encode("") <text:s/># Dummy, replace with average</text:p>
      <text:p text:style-name="P5"><text:s text:c="4"/><text:span text:style-name="T4"># Simple average (use numpy for real avg)</text:span></text:p>
      <text:p text:style-name="P5"><text:s text:c="4"/>import numpy as np</text:p>
      <text:p text:style-name="P5"><text:s text:c="4"/>average_embedding = np.mean(list(past_embeddings), axis=0)</text:p>
      <text:p text:style-name="P5"/>
      <text:p text:style-name="P5"><text:s text:c="4"/><text:span text:style-name="T4"># Retrieve similar books (exclude past)</text:span></text:p>
      <text:p text:style-name="P5"><text:s text:c="4"/>similar_books = Book.objects.exclude(id__in=past_books).annotate(</text:p>
      <text:p text:style-name="P5"><text:s text:c="8"/>distance=CosineDistance('embedding', average_embedding)</text:p>
      <text:p text:style-name="P5"><text:s text:c="4"/>).order_by('distance')[:top_k]</text:p>
      <text:p text:style-name="P5"/>
      <text:p text:style-name="P5"><text:s text:c="4"/><text:span text:style-name="T4"># Format retrieved books</text:span></text:p>
      <text:p text:style-name="P5"><text:s text:c="4"/>context = "\n".join([f"Title: {b.title}, Author: {b.author}, Description: {b.description}" for b in similar_books])</text:p>
      <text:p text:style-name="P5"/>
      <text:p text:style-name="P5"><text:s text:c="4"/><text:span text:style-name="T5"># LLM generation</text:span></text:p>
      <text:p text:style-name="P5"><text:s text:c="4"/>llm = ChatOllama(model="llama3.1:8b")</text:p>
      <text:p text:style-name="P5"><text:s text:c="4"/>prompt = ChatPromptTemplate.from_template(</text:p>
      <text:p text:style-name="P5"><text:s text:c="8"/>"""Based on the user's past purchases, recommend books from this list:</text:p>
      <text:p text:style-name="P5"><text:s text:c="8"/>{context}</text:p>
      <text:p text:style-name="P5"><text:soft-page-break/><text:s text:c="8"/></text:p>
      <text:p text:style-name="P5"><text:s text:c="8"/>User past interests inferred from purchases. Generate 3-5 recommendations with reasons."""</text:p>
      <text:p text:style-name="P5"><text:s text:c="4"/>)</text:p>
      <text:p text:style-name="P5"><text:s text:c="4"/>chain = prompt | llm | StrOutputParser()</text:p>
      <text:p text:style-name="P5"><text:s text:c="4"/>recommendation = chain.invoke({"context": context})</text:p>
      <text:p text:style-name="P5"><text:s text:c="4"/>return recommendation</text:p>
      <text:p text:style-name="Standard">```</text:p>
      <text:p text:style-name="Standard"/>
      <text:p text:style-name="Standard"/>
      <text:p text:style-name="P10">#### Step 5: Views (recommendations/views.py)</text:p>
      <text:p text:style-name="Standard">```<text:span text:style-name="T3">python</text:span></text:p>
      <text:p text:style-name="P5">from django.shortcuts import render</text:p>
      <text:p text:style-name="P5">from django.contrib.auth.decorators import login_required</text:p>
      <text:p text:style-name="P5">from .rag import get_recommendations</text:p>
      <text:p text:style-name="P5"/>
      <text:p text:style-name="P5">@login_required</text:p>
      <text:p text:style-name="P5">def recommend_books(request):</text:p>
      <text:p text:style-name="P5"><text:s text:c="4"/>recommendation = get_recommendations(request.user.id)</text:p>
      <text:p text:style-name="P5"><text:s text:c="4"/>return render(request, 'recommendations/recommend.html', {'recommendation': recommendation})</text:p>
      <text:p text:style-name="Standard">```</text:p>
      <text:p text:style-name="Standard"/>
      <text:p text:style-name="Standard"/>
      <text:p text:style-name="P10">#### Step 6: URLs (recommendations/urls.py)</text:p>
      <text:p text:style-name="Standard">```<text:span text:style-name="T3">python</text:span></text:p>
      <text:p text:style-name="P5">from django.urls import path</text:p>
      <text:p text:style-name="P5">from .views import recommend_books</text:p>
      <text:p text:style-name="P5"/>
      <text:p text:style-name="P5">urlpatterns = [</text:p>
      <text:p text:style-name="P5"><text:s text:c="4"/>path('recommend/', recommend_books, name='recommend'),</text:p>
      <text:p text:style-name="P5">]</text:p>
      <text:p text:style-name="P5">```</text:p>
      <text:p text:style-name="P5"/>
      <text:p text:style-name="P5">Include in project `urls.py`:</text:p>
      <text:p text:style-name="P5">```python</text:p>
      <text:p text:style-name="P5">from django.urls import path, include</text:p>
      <text:p text:style-name="P5"/>
      <text:p text:style-name="P5">urlpatterns = [</text:p>
      <text:p text:style-name="P5"><text:s text:c="4"/># ...</text:p>
      <text:p text:style-name="P5"><text:s text:c="4"/>path('recommendations/', include('recommendations.urls')),</text:p>
      <text:p text:style-name="P5">]</text:p>
      <text:p text:style-name="Standard">```</text:p>
      <text:p text:style-name="Standard"/>
      <text:p text:style-name="Standard"/>
      <text:p text:style-name="P10">#### Step 7: Template (recommendations/templates/recommendations/recommend.html)</text:p>
      <text:p text:style-name="Standard">```<text:span text:style-name="T3">html</text:span></text:p>
      <text:p text:style-name="P5">&lt;!DOCTYPE html&gt;</text:p>
      <text:p text:style-name="P5">&lt;html&gt;</text:p>
      <text:p text:style-name="P5">&lt;head&gt;</text:p>
      <text:p text:style-name="P5"><text:s text:c="4"/>&lt;title&gt;Book Recommendations&lt;/title&gt;</text:p>
      <text:p text:style-name="P5">&lt;/head&gt;</text:p>
      <text:p text:style-name="P5">&lt;body&gt;</text:p>
      <text:p text:style-name="P5"><text:s text:c="4"/>&lt;h1&gt;Recommended Books&lt;/h1&gt;</text:p>
      <text:p text:style-name="P5"><text:s text:c="4"/>&lt;p&gt;{{ recommendation }}&lt;/p&gt;</text:p>
      <text:p text:style-name="P5">&lt;/body&gt;</text:p>
      <text:p text:style-name="P5">&lt;/html&gt;</text:p>
      <text:p text:style-name="Standard">```</text:p>
      <text:p text:style-name="Standard"/>
      <text:p text:style-name="Standard"/>
      <text:p text:style-name="P10">#### Step 8: Seed Data</text:p>
      <text:p text:style-name="Standard">Run in shell (`python manage.py shell`):</text:p>
      <text:p text:style-name="Standard">```<text:span text:style-name="T3">python</text:span></text:p>
      <text:p text:style-name="P5">from recommendations.models import Book, Purchase</text:p>
      <text:p text:style-name="P5">from django.contrib.auth.models import User</text:p>
      <text:p text:style-name="P5"/>
      <text:p text:style-name="P5">user = User.objects.first() <text:s/># Or create one</text:p>
      <text:p text:style-name="P5"/>
      <text:p text:style-name="P11"># Add books</text:p>
      <text:p text:style-name="P5">Book.objects.create(title="Python Crash Course", author="Eric Matthes", description="A fast-paced introduction to Python programming.", subjects="Programming, Python")</text:p>
      <text:p text:style-name="P5">Book.objects.create(title="Django for Beginners", author="William S. Vincent", description="Learn Django from scratch.", subjects="Web Development, Django")</text:p>
      <text:p text:style-name="P5"/>
      <text:p text:style-name="P11"># Add purchase</text:p>
      <text:p text:style-name="P5">Purchase.objects.create(user=user, book=Book.objects.first())</text:p>
      <text:p text:style-name="P5"/>
      <text:p text:style-name="P11"># Embed</text:p>
      <text:p text:style-name="P5">from django.core.management import call_command</text:p>
      <text:p text:style-name="P5">call_command('embed_books')</text:p>
      <text:p text:style-name="Standard">```</text:p>
      <text:p text:style-name="Standard"/>
      <text:p text:style-name="Standard"/>
      <text:p text:style-name="P10">#### Step 9: Run the App</text:p>
      <text:p text:style-name="Standard">```</text:p>
      <text:p text:style-name="P5">python manage.py runserver</text:p>
      <text:p text:style-name="Standard">```</text:p>
      <text:p text:style-name="Standard"/>
      <text:p text:style-name="Standard">Visit `/recommendations/recommend/` (login required).</text:p>
      <text:p text:style-name="Standard"/>
      <text:p text:style-name="Standard">This RAG system recommends books by retrieving similar ones based on past purchase embeddings and generating natural recommendations with LLM. Extend with more books, user profiles, or UI. Ensure Ollama is running for the LLM.</text:p>
      <text:p text:style-name="P12">QUESTIONs</text:p>
      <text:p text:style-name="P13"/>
      <text:p text:style-name="P14">1.is the rag system choosing the recommended books from the list of books in stock in our store?</text:p>
      <text:p text:style-name="P13"/>
      <text:p text:style-name="P13"/>
      <text:p text:style-name="P15">Yes, the RAG system is designed to recommend books exclusively from the store's inventory (the Book model in the Django database). Here's how it works based on the code:</text:p>
      <text:list text:style-name="L2">
        <text:list-item>
          <text:p text:style-name="P16">It retrieves past purchases from the Purchase model (linked to the user). </text:p>
        </text:list-item>
        <text:list-item>
          <text:p text:style-name="P16">It calculates an average embedding from those purchased books' descriptions. </text:p>
        </text:list-item>
        <text:list-item>
          <text:p text:style-name="P16">It searches the entire Book database for similar books using cosine similarity on embeddings, excluding already purchased ones (via Book.objects.exclude(id__in=past_books)). </text:p>
        </text:list-item>
        <text:list-item>
          <text:p text:style-name="P17">The recommendations are then generated from this retrieved subset of the store's books — no external sources or imaginary books are used. </text:p>
        </text:list-item>
      </text:list>
      <text:p text:style-name="P18">This ensures recommendations are always in-stock items (assuming the Book model represents the store's catalog). If you need to add stock availability checks (e.g., a stock_quantity field on Book), the query can be modified to filter stock_quantity &gt; 0.</text:p>
      <text:p text:style-name="P13"/>
      <text:p text:style-name="P19">2.Postgresql passwords</text:p>
      <text:p text:style-name="P19"/>
      <text:p text:style-name="P20">PostgreSQL doesn't come with a preset default username and password like some other databases. It uses your macOS system user account by default. Quick Setup (If You're Starting Fresh) 1. Username - Usually postgres or your Mac username (e.g., sergioabad if that's your system name). - When you run psql postgres, it tries your Mac user. 2. Password - If you never set one, no password is needed at first (it trusts local connections). - To check: run bash psql -d postgres If it connects, no password. 3. Set a password for postgres user (recommended) bash # Log in (may ask for system password if trusted) psql postgres # Inside psql shell: ALTER USER postgres PASSWORD 'your_secure_password'; \q Now connect like: bash psql -U postgres -h localhost -d postgres (Enter the password you set.) For Django (RAG System) In settings.py, use: python DATABASES = { 'default': { 'ENGINE': 'django.db.backends.postgresql', 'NAME': 'book_store_db', 'USER': 'postgres', # or your Mac user 'PASSWORD': 'your_secure_password', # if set 'HOST': 'localhost', 'PORT': '5432', } } ⚠ Security tip : Never use empty passwords in production. Always set one with ALTER USER. Want me to help test the</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 Chancery" svg:font-family="'Apple Chancery'" style:font-pitch="variable"/>
    <style:font-face style:name="Arial Black" svg:font-family="'Arial Black'"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3T12:16:30.372075000</meta:creation-date>
    <dc:date>2025-12-24T12:48:01.984670000</dc:date>
    <meta:editing-duration>PT6H54M2S</meta:editing-duration>
    <meta:editing-cycles>5</meta:editing-cycles>
    <meta:generator>LibreOffice/25.8.3.2$MacOSX_X86_64 LibreOffice_project/8ca8d55c161d602844f5428fa4b58097424e324e</meta:generator>
    <meta:document-statistic meta:table-count="0" meta:image-count="0" meta:object-count="0" meta:page-count="13" meta:paragraph-count="206" meta:word-count="1160" meta:character-count="9923" meta:non-whitespace-character-count="8605"/>
  </office:meta>
</office:document-meta>
</file>